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cccccc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fo:min-height="0.839cm"/>
    </style:style>
    <style:style style:name="P1" style:family="paragraph">
      <style:paragraph-properties fo:text-align="center"/>
      <style:text-properties fo:font-size="10pt" style:font-weight-asian="normal"/>
    </style:style>
    <style:style style:name="P2" style:family="paragraph">
      <style:paragraph-properties fo:text-align="start"/>
      <style:text-properties fo:font-size="10pt" style:font-size-asian="10pt" style:font-weight-asian="normal" style:font-size-complex="10pt"/>
    </style:style>
    <style:style style:name="P3" style:family="paragraph">
      <style:paragraph-properties fo:text-align="center"/>
      <style:text-properties fo:font-size="10pt" style:font-size-asian="10pt" style:font-weight-asian="normal" style:font-size-complex="10pt"/>
    </style:style>
    <style:style style:name="P4" style:family="paragraph">
      <style:text-properties fo:font-size="10pt" style:font-weight-asian="normal"/>
    </style:style>
    <style:style style:name="P5" style:family="paragraph">
      <style:paragraph-properties fo:text-align="start"/>
      <style:text-properties fo:font-size="10pt" style:font-weight-asian="normal"/>
    </style:style>
    <style:style style:name="T1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standard" draw:text-style-name="P1" xml:id="id1" draw:id="id1" draw:layer="layout" svg:width="1.379cm" svg:height="0.913cm" svg:x="2.469cm" svg:y="1.90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1" xml:id="id2" draw:id="id2" draw:layer="layout" svg:width="2.627cm" svg:height="1.039cm" svg:x="5.191cm" svg:y="1.845cm">
          <text:p text:style-name="P1">Set Constant:</text:p>
          <text:p text:style-name="P1">SIZE to 2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standard" draw:text-style-name="P1" xml:id="id3" draw:id="id3" draw:layer="layout" svg:width="2.991cm" svg:height="1.827cm" svg:x="9.947cm" svg:y="1.459cm">
          <text:p text:style-name="P1">Set Variables:</text:p>
          <text:p text:style-name="P1">sum = 0</text:p>
          <text:p text:style-name="P1">idx = 0</text:p>
          <text:p text:style-name="P1">ary (see var lis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standard" draw:text-style-name="P2" xml:id="id4" draw:id="id4" draw:layer="layout" svg:width="16.371cm" svg:height="3.403cm" svg:x="1.254cm" svg:y="4.709cm">
          <text:p text:style-name="P2"><text:span text:style-name="T1">ARRAY SCANNER&lt;CR&gt;</text:span></text:p>
          <text:p text:style-name="P2"><text:span text:style-name="T1">=============&lt;CR&gt;</text:span></text:p>
          <text:p text:style-name="P2"><text:span text:style-name="T1">&lt;CR&gt;</text:span></text:p>
          <text:p text:style-name="P2"><text:span text:style-name="T1">This program will Scan an array of stored integers seeking&lt;CR&gt;</text:span></text:p>
          <text:p text:style-name="P2"><text:span text:style-name="T1">a specific value and display a message indicating how many&lt;CR&gt;</text:span></text:p>
          <text:p text:style-name="P2"><text:span text:style-name="T1">times (if any) that value was found in the array.&lt;CR&gt;</text:span></text:p>
          <text:p text:style-name="P2"><text:span text:style-name="T1">&lt;CR&gt;</text:span></text:p>
          <text:p text:style-name="P2"><text:span text:style-name="T1">Value to seek?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" draw:text-style-name="P1" draw:layer="layout" svg:x1="3.848cm" svg:y1="2.364cm" svg:x2="5.191cm" svg:y2="2.365cm" draw:start-shape="id1" draw:start-glue-point="7" draw:end-shape="id2" draw:end-glue-point="5" svg:d="m3848 2364h671v1h672">
          <text:p/>
        </draw:connector>
        <draw:connector draw:style-name="gr1" draw:text-style-name="P1" draw:layer="layout" svg:x1="7.818cm" svg:y1="2.365cm" svg:x2="9.947cm" svg:y2="2.372cm" draw:start-shape="id2" draw:start-glue-point="7" draw:end-shape="id3" draw:end-glue-point="5" svg:d="m7818 2365h1064v7h1065">
          <text:p/>
        </draw:connector>
        <draw:connector draw:style-name="gr1" draw:text-style-name="P1" draw:layer="layout" svg:x1="11.443cm" svg:y1="3.286cm" svg:x2="9.44cm" svg:y2="4.709cm" draw:start-shape="id3" draw:start-glue-point="6" draw:end-shape="id4" draw:end-glue-point="4" svg:d="m11443 3286v711h-2003v712">
          <text:p/>
        </draw:connector>
        <draw:custom-shape draw:style-name="gr2" draw:text-style-name="P3" draw:layer="layout" svg:width="6.35cm" svg:height="2.667cm" svg:x="13.954cm" svg:y="1.254cm">
          <text:p text:style-name="P1"><text:span text:style-name="T1">Justin Patera</text:span></text:p>
          <text:p text:style-name="P1"><text:span text:style-name="T1">COP 2k</text:span></text:p>
          <text:p text:style-name="P1"><text:span text:style-name="T1">Assignment 8</text:span></text:p>
          <text:p text:style-name="P1"><text:span text:style-name="T1">Incredible Array Item Finder and Count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81cm" svg:height="1.778cm" svg:x="4.175cm" svg:y="9.255cm">
          <text:p text:style-name="P1">var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9.44cm" svg:y1="8.112cm" svg:x2="6.08cm" svg:y2="9.432cm" draw:start-shape="id4" draw:start-glue-point="6" draw:end-shape="id5" draw:end-glue-point="4" svg:d="m9440 8112v572h-3360v748">
          <text:p/>
        </draw:connector>
        <draw:custom-shape draw:style-name="gr4" draw:text-style-name="P1" xml:id="id6" draw:id="id6" draw:layer="layout" svg:width="1.397cm" svg:height="1.143cm" svg:x="5.382cm" svg:y="11.92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" draw:text-style-name="P1" draw:layer="layout" svg:x1="6.08cm" svg:y1="10.893cm" svg:x2="6.081cm" svg:y2="11.922cm" draw:start-shape="id5" draw:start-glue-point="6" draw:end-shape="id6" draw:end-glue-point="4" svg:d="m6080 10893v585h1v444">
          <text:p/>
        </draw:connector>
        <draw:custom-shape draw:style-name="gr3" draw:text-style-name="P1" xml:id="id7" draw:id="id7" draw:layer="layout" svg:width="2.667cm" svg:height="2.413cm" svg:x="4.747cm" svg:y="13.827cm">
          <text:p text:style-name="P1">idx &lt; SIZ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8" draw:id="id8" draw:layer="layout" svg:width="4.572cm" svg:height="3.048cm" svg:x="3.794cm" svg:y="17.129cm">
          <text:p text:style-name="P1">ary at idx equal to va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9" draw:id="id9" draw:layer="layout" svg:width="3.048cm" svg:height="1.27cm" svg:x="4.556cm" svg:y="21.066cm">
          <text:p text:style-name="P1">sum = sum + 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6.081cm" svg:y1="13.065cm" svg:x2="6.081cm" svg:y2="13.827cm" draw:start-shape="id6" draw:start-glue-point="8" draw:end-shape="id7" draw:end-glue-point="4" svg:d="m6081 13065v762">
          <text:p/>
        </draw:connector>
        <draw:connector draw:style-name="gr1" draw:text-style-name="P1" draw:layer="layout" svg:x1="6.08cm" svg:y1="20.177cm" svg:x2="6.08cm" svg:y2="21.066cm" draw:start-shape="id8" draw:start-glue-point="6" draw:end-shape="id9" draw:end-glue-point="4" svg:d="m6080 20177v889">
          <text:p/>
        </draw:connector>
        <draw:frame draw:style-name="gr5" draw:text-style-name="P4" draw:layer="layout" svg:width="1.27cm" svg:height="0.885cm" svg:x="5.445cm" svg:y="20.05cm">
          <draw:text-box>
            <text:p text:style-name="P4">T</text:p>
          </draw:text-box>
        </draw:frame>
        <draw:frame draw:style-name="gr5" draw:text-style-name="P4" draw:layer="layout" svg:width="0.762cm" svg:height="0.885cm" svg:x="3.159cm" svg:y="17.51cm">
          <draw:text-box>
            <text:p text:style-name="P4">F</text:p>
          </draw:text-box>
        </draw:frame>
        <draw:custom-shape draw:style-name="gr4" draw:text-style-name="P1" xml:id="id10" draw:id="id10" draw:layer="layout" svg:width="1.27cm" svg:height="1.27cm" svg:x="1.889cm" svg:y="18.01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" draw:text-style-name="P1" draw:layer="layout" svg:x1="4.556cm" svg:y1="21.701cm" svg:x2="2.524cm" svg:y2="19.288cm" draw:start-shape="id9" draw:start-glue-point="5" draw:end-shape="id10" draw:end-glue-point="8" svg:d="m4556 21701h-2032v-2413">
          <text:p/>
        </draw:connector>
        <draw:connector draw:style-name="gr1" draw:text-style-name="P1" draw:layer="layout" svg:x1="3.794cm" svg:y1="18.653cm" svg:x2="3.159cm" svg:y2="18.653cm" draw:start-shape="id8" draw:start-glue-point="5" draw:end-shape="id10" draw:end-glue-point="10" svg:d="m3794 18653h-635">
          <text:p/>
        </draw:connector>
        <draw:custom-shape draw:style-name="gr3" draw:text-style-name="P1" xml:id="id12" draw:id="id12" draw:layer="layout" svg:width="2.286cm" svg:height="1.397cm" svg:x="1.381cm" svg:y="14.335cm">
          <text:p text:style-name="P1">idx = idx + 1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4" draw:layer="layout" svg:width="0.635cm" svg:height="1.089cm" svg:x="6.461cm" svg:y="16.04cm">
          <draw:text-box>
            <text:p text:style-name="P4">T</text:p>
          </draw:text-box>
        </draw:frame>
        <draw:frame draw:style-name="gr5" draw:text-style-name="P4" draw:layer="layout" svg:width="1.27cm" svg:height="0.885cm" svg:x="5.445cm" svg:y="20.05cm">
          <draw:text-box>
            <text:p text:style-name="P4">T</text:p>
          </draw:text-box>
        </draw:frame>
        <draw:frame draw:style-name="gr5" draw:text-style-name="P4" draw:layer="layout" svg:width="0.762cm" svg:height="0.885cm" svg:x="7.35cm" svg:y="14.208cm">
          <draw:text-box>
            <text:p text:style-name="P4">F</text:p>
          </draw:text-box>
        </draw:frame>
        <draw:custom-shape draw:style-name="gr3" draw:text-style-name="P5" xml:id="id11" draw:id="id11" draw:layer="layout" svg:width="9.906cm" svg:height="1.778cm" svg:x="9.382cm" svg:y="14.144cm">
          <text:p text:style-name="P5">&lt;CR&gt;</text:p>
          <text:p text:style-name="P5">The value [val] was found [sum] times in the array.&lt;CR&gt;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" draw:text-style-name="P1" draw:layer="layout" svg:x1="7.414cm" svg:y1="15.034cm" svg:x2="9.382cm" svg:y2="15.033cm" draw:start-shape="id7" draw:start-glue-point="7" draw:end-shape="id11" draw:end-glue-point="5" svg:d="m7414 15034h984v-1h984">
          <text:p/>
        </draw:connector>
        <draw:connector draw:style-name="gr1" draw:text-style-name="P1" draw:layer="layout" svg:x1="2.524cm" svg:y1="18.018cm" svg:x2="2.524cm" svg:y2="15.732cm" draw:start-shape="id10" draw:start-glue-point="4" draw:end-shape="id12" draw:end-glue-point="6" svg:d="m2524 18018v-2286">
          <text:p/>
        </draw:connector>
        <draw:connector draw:style-name="gr1" draw:text-style-name="P1" draw:layer="layout" svg:x1="2.524cm" svg:y1="14.335cm" svg:x2="5.382cm" svg:y2="12.494cm" draw:start-shape="id12" draw:start-glue-point="4" draw:end-shape="id6" draw:end-glue-point="6" svg:d="m2524 14335v-1841h2858">
          <text:p/>
        </draw:connector>
        <draw:connector draw:style-name="gr1" draw:text-style-name="P1" draw:layer="layout" svg:x1="6.081cm" svg:y1="16.24cm" svg:x2="6.08cm" svg:y2="17.129cm" draw:start-shape="id7" draw:start-glue-point="6" draw:end-shape="id8" draw:end-glue-point="4" svg:d="m6081 16240v445h-1v444">
          <text:p/>
        </draw:connector>
        <draw:custom-shape draw:style-name="gr3" draw:text-style-name="P1" xml:id="id13" draw:id="id13" draw:layer="layout" svg:width="2.921cm" svg:height="1.524cm" svg:x="12.875cm" svg:y="17.129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" draw:text-style-name="P1" draw:layer="layout" svg:x1="14.335cm" svg:y1="15.922cm" svg:x2="14.335cm" svg:y2="17.129cm" draw:start-shape="id11" draw:start-glue-point="6" draw:end-shape="id13" draw:end-glue-point="0" svg:d="m14335 15922v1207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New Sung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0T15:50:45</meta:creation-date>
    <dc:date>2011-11-10T17:05:26</dc:date>
    <meta:editing-duration>PT59M31S</meta:editing-duration>
    <meta:editing-cycles>3</meta:editing-cycles>
    <meta:generator>LibreOffice/3.4$Unix LibreOffice_project/340m1$Build-302</meta:generator>
    <meta:document-statistic meta:object-count="33"/>
  </office:meta>
</office:document-meta>
</file>